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paragraph-rsid="0fed6741" fo:background-color="transparent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17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84199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3ae2c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10354195" style:font-size-asian="12pt" style:font-size-complex="12pt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cb27039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text-properties officeooo:rsid="0dde9a1c" officeooo:paragraph-rsid="0dde9a1c"/>
    </style:style>
    <style:style style:name="P53" style:family="paragraph" style:parent-style-name="Standard">
      <style:text-properties officeooo:rsid="0dde9a1c" officeooo:paragraph-rsid="0f4adb30"/>
    </style:style>
    <style:style style:name="P54" style:family="paragraph" style:parent-style-name="Standard">
      <style:text-properties officeooo:rsid="0dde9a1c" officeooo:paragraph-rsid="0f5bbe35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6" style:family="paragraph" style:parent-style-name="Footnote">
      <style:text-properties officeooo:rsid="043ccc66" officeooo:paragraph-rsid="0f40045a"/>
    </style:style>
    <style:style style:name="P57" style:family="paragraph" style:parent-style-name="Footnote">
      <style:text-properties officeooo:rsid="043ccc66" officeooo:paragraph-rsid="0f4dc0dc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eb4913f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804757"/>
    </style:style>
    <style:style style:name="P64" style:family="paragraph" style:parent-style-name="Standard">
      <style:paragraph-properties fo:text-align="center" style:justify-single-word="false"/>
      <style:text-properties officeooo:paragraph-rsid="1025aeef"/>
    </style:style>
    <style:style style:name="P65" style:family="paragraph" style:parent-style-name="Footnote">
      <style:text-properties officeooo:paragraph-rsid="0fb1c99e"/>
    </style:style>
    <style:style style:name="P66" style:family="paragraph" style:parent-style-name="Footnote">
      <style:text-properties officeooo:paragraph-rsid="0fe5d76c"/>
    </style:style>
    <style:style style:name="P67" style:family="paragraph" style:parent-style-name="Standard">
      <style:text-properties officeooo:paragraph-rsid="0feebff8"/>
    </style:style>
    <style:style style:name="P68" style:family="paragraph" style:parent-style-name="Footnote">
      <style:text-properties officeooo:paragraph-rsid="101c2e62"/>
    </style:style>
    <style:style style:name="P69" style:family="paragraph" style:parent-style-name="Footnote">
      <style:text-properties officeooo:paragraph-rsid="101de698"/>
    </style:style>
    <style:style style:name="P70" style:family="paragraph" style:parent-style-name="Standard">
      <style:text-properties officeooo:paragraph-rsid="0b0ddd8e"/>
    </style:style>
    <style:style style:name="P71" style:family="paragraph" style:parent-style-name="Standard">
      <style:text-properties officeooo:paragraph-rsid="102fa8d9"/>
    </style:style>
    <style:style style:name="P72" style:family="paragraph" style:parent-style-name="Standard">
      <style:text-properties officeooo:paragraph-rsid="1030df2e"/>
    </style:style>
    <style:style style:name="P73" style:family="paragraph" style:parent-style-name="Standard">
      <style:text-properties officeooo:paragraph-rsid="10312527"/>
    </style:style>
    <style:style style:name="P74" style:family="paragraph" style:parent-style-name="Standard">
      <style:text-properties officeooo:paragraph-rsid="1033ae2c"/>
    </style:style>
    <style:style style:name="P75" style:family="paragraph" style:parent-style-name="Standard">
      <style:text-properties officeooo:paragraph-rsid="10354195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fa4c07b" style:font-size-asian="12pt" style:font-size-complex="12pt"/>
    </style:style>
    <style:style style:name="T14" style:family="text">
      <style:text-properties style:font-name="Liberation Sans" fo:font-size="12pt" fo:language="en" fo:country="GB" officeooo:rsid="0f89d01f" style:font-size-asian="12pt" style:font-size-complex="12pt"/>
    </style:style>
    <style:style style:name="T15" style:family="text">
      <style:text-properties style:font-name="Liberation Sans" fo:font-size="12pt" fo:language="en" fo:country="GB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c2e62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f79ba12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8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0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9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5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8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7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19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0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1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2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3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4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2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2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bbd58d" style:font-size-asian="12pt" style:font-weight-asian="normal" style:font-size-complex="12pt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43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5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5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5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2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6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style:use-window-font-color="true" loext:opacity="0%" style:text-line-through-style="none" style:text-line-through-type="none" fo:language="en" fo:country="GB" fo:font-style="normal" fo:font-weight="normal" officeooo:rsid="08d52b72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2" style:family="text">
      <style:text-properties fo:language="en" fo:country="GB"/>
    </style:style>
    <style:style style:name="T19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4" style:family="text">
      <style:text-properties fo:language="en" fo:country="GB" officeooo:rsid="0f28d107"/>
    </style:style>
    <style:style style:name="T195" style:family="text">
      <style:text-properties fo:language="en" fo:country="GB" officeooo:rsid="0ff024dc"/>
    </style:style>
    <style:style style:name="T196" style:family="text">
      <style:text-properties officeooo:rsid="0fad59bb"/>
    </style:style>
    <style:style style:name="T197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19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1" style:family="text">
      <style:text-properties officeooo:rsid="0fed674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76"><text:span text:style-name="Strong_20_Emphasis"><text:span text:style-name="T83">Checklist for installing </text:span></text:span><text:span text:style-name="Strong_20_Emphasis"><text:span text:style-name="T83"><text:user-field-get text:name="Distro">Ubuntu</text:user-field-get></text:span></text:span><text:span text:style-name="Strong_20_Emphasis"><text:span text:style-name="T83"><text:s/></text:span></text:span><text:span text:style-name="Strong_20_Emphasis"><text:span text:style-name="T84"><text:user-field-get text:name="Version">24.04</text:user-field-get></text:span></text:span><text:span text:style-name="Strong_20_Emphasis"><text:span text:style-name="T85"><text:note text:id="ftn1" text:note-class="footnote"><text:note-citation>1</text:note-citation><text:note-body><text:p text:style-name="P69"><text:span text:style-name="T198">This </text:span><text:span text:style-name="Strong_20_Emphasis"><text:span text:style-name="T200"><text:user-field-get text:name="Distro">Ubuntu</text:user-field-get></text:span></text:span><text:span text:style-name="T199"><text:s/></text:span><text:span text:style-name="T201"><text:user-field-get text:name="Version">24.04</text:user-field-get></text:span><text:span text:style-name="T201"><text:s/>Server</text:span><text:span text:style-name="T198"> (codename noble) from April </text:span><text:span text:style-name="Strong_20_Emphasis"><text:span text:style-name="T202"><text:user-field-get text:name="Releaseyear">2024</text:user-field-get></text:span></text:span><text:span text:style-name="T198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86"><text:s/></text:span></text:span><text:span text:style-name="Strong_20_Emphasis"><text:span text:style-name="T88">Server</text:span></text:span><text:span text:style-name="Strong_20_Emphasis"><text:span text:style-name="T87">.</text:span></text:span></text:p>
      <text:p text:style-name="P27"><text:span text:style-name="Strong_20_Emphasis"><text:span text:style-name="T58"/></text:span></text:p>
      <text:p text:style-name="P27"><text:span text:style-name="Strong_20_Emphasis"><text:span text:style-name="T143">This is a fillable PDF, no printing required.</text:span></text:span></text:p>
      <text:p text:style-name="P28"><text:span text:style-name="Strong_20_Emphasis"><text:span text:style-name="T81"/></text:span></text:p>
      <text:p text:style-name="P15"><text:span text:style-name="T98">Fill in the </text:span><text:span text:style-name="Strong_20_Emphasis"><text:span text:style-name="T37"><text:s/></text:span></text:span><text:span text:style-name="Strong_20_Emphasis"><text:span text:style-name="T34">text box</text:span></text:span><text:span text:style-name="T98"> behind the </text:span><text:span text:style-name="T112">underlined</text:span><text:span text:style-name="T99"> </text:span><text:span text:style-name="T98">words, see [explanation]:</text:span></text:p>
      <text:p text:style-name="P16"><text:span text:style-name="Definition"><text:span text:style-name="T193">user</text:span></text:span><text:span text:style-name="T144"><text:tab/><text:tab/></text:span><text:span text:style-name="T154"> <text:tab/><text:tab/><text:tab/> </text:span><text:span text:style-name="T145"><draw:control text:anchor-type="as-char" svg:y="-0.4cm" draw:z-index="9" draw:name="Gebruiker 1" draw:style-name="gr2" draw:text-style-name="P82" svg:width="6.4cm" svg:height="0.6cm" draw:control="control8"><svg:title>Gebruiker</svg:title><svg:desc>Volledige naam, bijv. Jan Stek</svg:desc></draw:control></text:span><text:span text:style-name="T145"><text:s text:c="2"/></text:span><text:span text:style-name="T146">[</text:span><text:span text:style-name="T152">F</text:span><text:span text:style-name="T147">ull </text:span><text:span text:style-name="T155">na</text:span><text:span text:style-name="T157">me,</text:span><text:span text:style-name="T155"> </text:span><text:span text:style-name="T157">e.g.</text:span><text:span text:style-name="T155"> </text:span><text:span text:style-name="T156">J</text:span><text:span text:style-name="T162">ohn Doe</text:span><text:span text:style-name="T161">]</text:span></text:p>
      <text:p text:style-name="P67"><text:span text:style-name="Definition"><text:span text:style-name="T160">USER</text:span></text:span><text:span text:style-name="Definition"><text:span text:style-name="T192">na</text:span></text:span><text:span text:style-name="Definition"><text:span text:style-name="T194">me</text:span></text:span><text:span text:style-name="T159"><text:tab/><text:tab/><text:tab/> </text:span><text:span text:style-name="T159"><draw:control text:anchor-type="as-char" svg:y="-0.4cm" draw:z-index="10" draw:name="Gberuikersnaam 2" draw:style-name="gr2" draw:text-style-name="P82" svg:width="6.4cm" svg:height="0.6cm" draw:control="control9"><svg:title>Gebruikersnaam</svg:title><svg:desc>Korte naam, bijv. jan</svg:desc></draw:control></text:span><text:span text:style-name="T159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93">j</text:span><text:span text:style-name="T95">oh</text:span><text:span text:style-name="T93">n</text:span><text:span text:style-name="T94">]</text:span></text:p>
      <text:p text:style-name="P16"><text:span text:style-name="Definition"><text:span text:style-name="T195">serv</text:span></text:span><text:span text:style-name="Definition"><text:span text:style-name="T192">ERNA</text:span></text:span><text:span text:style-name="Definition"><text:span text:style-name="T194">me</text:span></text:span><text:span text:style-name="T163"><text:tab/> <text:tab/> </text:span><text:span text:style-name="T192"><draw:control text:anchor-type="as-char" svg:y="-0.4cm" draw:z-index="11" draw:name="Computernaam 1" draw:style-name="gr2" draw:text-style-name="P82" svg:width="6.4cm" svg:height="0.6cm" draw:control="control10"><svg:title>Computernaam</svg:title><svg:desc>Unieke naam van de computer</svg:desc></draw:control></text:span><text:span text:style-name="T192"><text:s text:c="2"/></text:span><text:span text:style-name="T164">[</text:span><text:span text:style-name="T170">N</text:span><text:span text:style-name="T165">a</text:span><text:span text:style-name="T169">me of the</text:span><text:span text:style-name="T165"> </text:span><text:span text:style-name="T171">server</text:span><text:span text:style-name="T166">, </text:span><text:span text:style-name="T169">e.g.</text:span><text:span text:style-name="T167"> </text:span><text:span text:style-name="T171">sv</text:span><text:span text:style-name="T168">02</text:span><text:span text:style-name="T164">]</text:span></text:p>
      <text:p text:style-name="P16"><text:span text:style-name="Definition"><text:span text:style-name="T173">USER</text:span></text:span><text:span text:style-name="T172"><text:tab/><text:tab/></text:span><text:span text:style-name="T154"> <text:tab/><text:tab/><text:tab/> </text:span><text:span text:style-name="T145"><draw:control text:anchor-type="as-char" svg:y="-0.4cm" draw:z-index="12" draw:name="Gebruiker 2" draw:style-name="gr2" draw:text-style-name="P82" svg:width="6.4cm" svg:height="0.6cm" draw:control="control11"><svg:title>Gebruiker</svg:title><svg:desc>Volledige naam, bijv. Jan Stek</svg:desc></draw:control></text:span><text:span text:style-name="T145"><text:s text:c="2"/></text:span><text:span text:style-name="T146">[</text:span><text:span text:style-name="T152">F</text:span><text:span text:style-name="T148">ull </text:span><text:span text:style-name="T149">na</text:span><text:span text:style-name="T150">me</text:span><text:span text:style-name="T149"> possibly </text:span><text:span text:style-name="T153">2</text:span><text:span text:style-name="T185">nd</text:span><text:span text:style-name="T153"> </text:span><text:span text:style-name="T151">user</text:span><text:span text:style-name="T158">]</text:span></text:p>
      <text:p text:style-name="P67"><text:span text:style-name="Definition"><text:span text:style-name="T173">USERN</text:span></text:span><text:span text:style-name="Definition"><text:span text:style-name="T174">a</text:span></text:span><text:span text:style-name="Definition"><text:span text:style-name="T175">me</text:span></text:span><text:span text:style-name="Definition"><text:span text:style-name="T179"><text:tab/><text:tab/><text:tab/> </text:span></text:span><text:span text:style-name="T159"><draw:control text:anchor-type="as-char" svg:y="-0.4cm" draw:z-index="13" draw:name="Gberuikersnaam 1" draw:style-name="gr2" draw:text-style-name="P82" svg:width="6.4cm" svg:height="0.6cm" draw:control="control12"><svg:title>Gebruikersnaam</svg:title><svg:desc>Korte naam, bijv. jan</svg:desc></draw:control></text:span><text:span text:style-name="T159"><text:s text:c="2"/></text:span><text:span text:style-name="T176">[</text:span><text:span text:style-name="T178">U</text:span><text:span text:style-name="T177">ser</text:span><text:span text:style-name="T181">na</text:span><text:span text:style-name="T182">me</text:span><text:span text:style-name="T181"> possibly </text:span><text:span text:style-name="T184">2</text:span><text:span text:style-name="T186">nd</text:span><text:span text:style-name="T184"> </text:span><text:span text:style-name="T183">user</text:span><text:span text:style-name="T180">]</text:span></text:p>
      <text:p text:style-name="P16"><text:span text:style-name="T96">Replace the </text:span><text:span text:style-name="T111">underlined</text:span><text:span text:style-name="T96"> words in this checklist with those in the </text:span><text:span text:style-name="Strong_20_Emphasis"><text:span text:style-name="T26">te</text:span></text:span><text:span text:style-name="Strong_20_Emphasis"><text:span text:style-name="T33">x</text:span></text:span><text:span text:style-name="Strong_20_Emphasis"><text:span text:style-name="T26">t </text:span></text:span><text:span text:style-name="Strong_20_Emphasis"><text:span text:style-name="T33">box</text:span></text:span><text:span text:style-name="T96">.</text:span></text:p>
      <text:p text:style-name="P47"/>
      <text:p text:style-name="P47"/>
      <text:p text:style-name="P17"><text:span text:style-name="T109">Not yet on Linux?</text:span><text:span text:style-name="T101"><text:tab/></text:span><text:span text:style-name="T105">Use</text:span><text:span text:style-name="T102"> </text:span><text:span text:style-name="Strong_20_Emphasis"><text:span text:style-name="T113">Checklist </text:span></text:span><text:span text:style-name="Strong_20_Emphasis"><text:span text:style-name="T114">transfer</text:span></text:span><text:span text:style-name="T102"> o</text:span><text:span text:style-name="T103">n</text:span><text:span text:style-name="T102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04"> </text:span><text:span text:style-name="T103">u</text:span><text:span text:style-name="T104">nder </text:span><text:span text:style-name="T110">Linux</text:span><text:span text:style-name="T97">.</text:span></text:p>
      <text:p text:style-name="P17"><text:span text:style-name="T107">New installation?</text:span><text:span text:style-name="T97"><text:tab/><text:tab/></text:span><text:span text:style-name="T106">Start at chapter</text:span><text:span text:style-name="T97"> </text:span><text:span text:style-name="T107"><text:bookmark-ref text:reference-format="page" text:ref-name="__RefNumPara__4009_1271708128">2</text:bookmark-ref></text:span><text:span text:style-name="T97"><text:s text:c="2"/></text:span><text:span text:style-name="T108"><text:bookmark-ref text:reference-format="text" text:ref-name="__RefNumPara__4009_1271708128">Perform installation</text:bookmark-ref></text:span><text:span text:style-name="T100">.</text:span></text:p>
      <text:p text:style-name="P32"/>
      <text:p text:style-name="P32"/>
      <text:list text:style-name="L1">
        <text:list-item>
          <text:p text:style-name="P79"><text:bookmark-start text:name="__RefNumPara__4083_1271708128"/>Prepar<text:span text:style-name="T196">e</text:span> installation<text:bookmark-end text:name="__RefNumPara__4083_1271708128"/></text:p>
        </text:list-item>
      </text:list>
      <text:p text:style-name="P2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1"><text:span text:style-name="Strong_20_Emphasis"><text:span text:style-name="T41"><draw:control text:anchor-type="as-char" draw:z-index="5" draw:name="Vorm3_0" draw:style-name="gr1" draw:text-style-name="P81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41"><draw:control text:anchor-type="as-char" draw:z-index="8" draw:name="Vorm3_ 1" draw:style-name="gr1" draw:text-style-name="P81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23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6"><text:span text:style-name="User_20_Entry"><text:span text:style-name="T61">Login any additional </text:span></text:span><text:span text:style-name="Definition"><text:span text:style-name="T191">USER</text:span></text:span><text:span text:style-name="User_20_Entry"><text:span text:style-name="T66">s</text:span></text:span><text:span text:style-name="User_20_Entry"><text:span text:style-name="T71"> </text:span></text:span><text:span text:style-name="User_20_Entry"><text:span text:style-name="T61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2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4"><text:span text:style-name="Strong_20_Emphasis"><text:span text:style-name="T42"><draw:control text:anchor-type="as-char" draw:z-index="16" draw:name="Vorm4_ 2" draw:style-name="gr1" draw:text-style-name="P81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28">Type: </text:span></text:span><text:span text:style-name="User_20_Entry"><text:span text:style-name="T187">wget -O- karelzimmer.nl/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4" office:value-type="string">
            <text:p text:style-name="P52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5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4"><text:span text:style-name="Strong_20_Emphasis"><text:span text:style-name="T60"><draw:control text:anchor-type="as-char" draw:z-index="17" draw:name="Vorm4_ 3" draw:style-name="gr1" draw:text-style-name="P81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60"><draw:control text:anchor-type="as-char" draw:z-index="18" draw:name="Vorm4_ 4" draw:style-name="gr1" draw:text-style-name="P81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73"><text:span text:style-name="Strong_20_Emphasis"><text:span text:style-name="T28">Type: </text:span></text:span><text:span text:style-name="Strong_20_Emphasis"><text:span text:style-name="T8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60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7" office:value-type="string">
            <text:p text:style-name="P74"><text:span text:style-name="Strong_20_Emphasis"><text:span text:style-name="T38">Choose</text:span></text:span><text:span text:style-name="Strong_20_Emphasis"><text:span text:style-name="T30"> </text:span></text:span><text:span text:style-name="Strong_20_Emphasis"><text:span text:style-name="T47">1</text:span></text:span><text:span text:style-name="Strong_20_Emphasis"><text:span text:style-name="T30"> Prepar</text:span></text:span><text:span text:style-name="Strong_20_Emphasis"><text:span text:style-name="T39">e</text:span></text:span><text:span text:style-name="Strong_20_Emphasis"><text:span text:style-name="T30"> installation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8" office:value-type="string">
            <text:p text:style-name="P52"><text:span text:style-name="Strong_20_Emphasis"><text:span text:style-name="T29">Follow the instructions on the screen.</text:span></text:span></text:p>
          </table:table-cell>
        </table:table-row>
      </table:table>
      <text:p text:style-name="P21"/>
      <text:list text:continue-numbering="true" text:style-name="L1">
        <text:list-item>
          <text:p text:style-name="P80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8"><text:span text:style-name="Strong_20_Emphasis"><text:span text:style-name="T42"><draw:control text:anchor-type="as-char" draw:z-index="2" draw:name="Vorm9" draw:style-name="gr1" draw:text-style-name="P81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5"><text:span text:style-name="T116">Boot the computer from</text:span><text:span text:style-name="T120"><text:note text:id="ftn3" text:note-class="footnote"><text:note-citation>1</text:note-citation><text:note-body><text:p text:style-name="P3"><text:span text:style-name="T72">Boot menu/Setup via one of the </text:span><text:span text:style-name="T73">f</text:span><text:span text:style-name="T72">requently used keys:</text:span> <text:span text:style-name="T197">Esc</text:span>, <text:span text:style-name="T197">Delete</text:span>, <text:span text:style-name="T197">F1</text:span>, <text:span text:style-name="T197">F2</text:span>, <text:span text:style-name="T197">F9</text:span>, <text:span text:style-name="T197">F10</text:span>, <text:span text:style-name="T197">F11</text:span>, <text:span text:style-name="T211">or </text:span><text:span text:style-name="T197">F12</text:span>.</text:p></text:note-body></text:note></text:span><text:span text:style-name="T116"> an</text:span><text:span text:style-name="T118"> </text:span><text:span text:style-name="Strong_20_Emphasis"><text:span text:style-name="T91"><text:user-field-get text:name="Distro">Ubuntu</text:user-field-get></text:span></text:span><text:span text:style-name="T119"><text:s/></text:span><text:span text:style-name="T92"><text:user-field-get text:name="Version">24.04</text:user-field-get></text:span><text:span text:style-name="T55"><text:s/></text:span><text:span text:style-name="Strong_20_Emphasis"><text:span text:style-name="T59">Server</text:span></text:span><text:span text:style-name="T55"> Live</text:span><text:span text:style-name="T55"><text:note text:id="ftn4" text:note-class="footnote"><text:note-citation>2</text:note-citation><text:note-body><text:p text:style-name="P65"><text:span text:style-name="T16">From a Live USB stick you can boot and work with </text:span><text:span text:style-name="Strong_20_Emphasis"><text:span text:style-name="T121"><text:user-field-get text:name="Distro">Ubuntu</text:user-field-get></text:span></text:span><text:span text:style-name="Strong_20_Emphasis"><text:span text:style-name="T121"><text:s/></text:span></text:span><text:span text:style-name="T16">without modifying any files on the hard drive and also allows installation of </text:span><text:span text:style-name="Strong_20_Emphasis"><text:span text:style-name="T121"><text:user-field-get text:name="Distro">Ubuntu</text:user-field-get></text:span></text:span><text:span text:style-name="Strong_20_Emphasis"><text:span text:style-name="T121">.</text:span></text:span></text:p></text:note-body></text:note></text:span><text:span text:style-name="T116"> USB stick</text:span><text:span text:style-name="T56"><text:note text:id="ftn5" text:note-class="footnote"><text:note-citation>3</text:note-citation><text:note-body><text:p text:style-name="P68"><text:span text:style-name="Strong_20_Emphasis"><text:span text:style-name="T62">Create a bootable USB stick:<text:line-break/>Download a </text:span></text:span><text:span text:style-name="Strong_20_Emphasis"><text:span text:style-name="T67"><text:user-field-get text:name="Distro">Ubuntu</text:user-field-get></text:span></text:span><text:span text:style-name="Strong_20_Emphasis"><text:span text:style-name="T67"><text:s/>Server</text:span></text:span><text:span text:style-name="Strong_20_Emphasis"><text:span text:style-name="T65"> </text:span></text:span><text:span text:style-name="Strong_20_Emphasis"><text:span text:style-name="T67"><text:user-field-get text:name="Version">24.04</text:user-field-get></text:span></text:span><text:span text:style-name="Strong_20_Emphasis"><text:span text:style-name="T67"><text:s/></text:span></text:span><text:span text:style-name="Strong_20_Emphasis"><text:span text:style-name="T68">LTS </text:span></text:span><text:span text:style-name="Strong_20_Emphasis"><text:span text:style-name="T62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188">ubuntu.com/download</text:span></text:span></text:a><text:span text:style-name="Strong_20_Emphasis"><text:span text:style-name="T63">.</text:span></text:span></text:p><text:p text:style-name="P66"><text:span text:style-name="Strong_20_Emphasis"><text:span text:style-name="T62"><text:tab/></text:span></text:span><text:span text:style-name="Strong_20_Emphasis"><text:span text:style-name="T64">The next steps are described in </text:span></text:span><text:span text:style-name="Strong_20_Emphasis"><text:span text:style-name="T69">Linux informati</text:span></text:span><text:span text:style-name="Strong_20_Emphasis"><text:span text:style-name="T70">on</text:span></text:span><text:span text:style-name="Strong_20_Emphasis"><text:span text:style-name="T64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89">karelzimmer.nl/en</text:span></text:span></text:a><text:span text:style-name="Strong_20_Emphasis"><text:span text:style-name="T64">, under </text:span></text:span><text:span text:style-name="Strong_20_Emphasis"><text:span text:style-name="T69">Linux</text:span></text:span><text:span text:style-name="Strong_20_Emphasis"><text:span text:style-name="T64">.</text:span></text:span></text:p></text:note-body></text:note></text:span><text:span text:style-name="T116">.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" office:value-type="string">
            <text:p text:style-name="P30"><text:span text:style-name="Strong_20_Emphasis"><text:span text:style-name="T30">Sele</text:span></text:span><text:span text:style-name="Strong_20_Emphasis"><text:span text:style-name="T36">ct</text:span></text:span><text:span text:style-name="Strong_20_Emphasis"><text:span text:style-name="T43"> </text:span></text:span><text:span text:style-name="Strong_20_Emphasis"><text:span text:style-name="T49">Try or I</text:span></text:span><text:span text:style-name="Strong_20_Emphasis"><text:span text:style-name="T50">n</text:span></text:span><text:span text:style-name="Strong_20_Emphasis"><text:span text:style-name="T51">stall Ubuntu </text:span></text:span><text:span text:style-name="Strong_20_Emphasis"><text:span text:style-name="T52">Server</text:span></text:span><text:span text:style-name="T117">.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25"/></text:span></text:p>
          </table:table-cell>
          <table:table-cell table:style-name="_32_._5f_Installatie_5f_uitvoeren.C4" office:value-type="string">
            <text:p text:style-name="P52"><text:span text:style-name="Strong_20_Emphasis"><text:span text:style-name="T79">Follow the instructions on the </text:span></text:span><text:span text:style-name="Strong_20_Emphasis"><text:span text:style-name="T80">installation </text:span></text:span><text:span text:style-name="Strong_20_Emphasis"><text:span text:style-name="T79">screens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61"><text:span text:style-name="Strong_20_Emphasis"><text:span text:style-name="T27"><draw:control text:anchor-type="as-char" draw:z-index="6" draw:name="Vorm 1" draw:style-name="gr1" draw:text-style-name="P81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5"><text:span text:style-name="T133">At</text:span><text:span text:style-name="T132"> </text:span><text:span text:style-name="Strong_20_Emphasis"><text:span text:style-name="T134">Profile setup</text:span></text:span><text:span text:style-name="Strong_20_Emphasis"><text:span text:style-name="T127">: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7" office:value-type="string">
            <text:p text:style-name="P26"><text:span text:style-name="T135">Enter</text:span><text:span text:style-name="T136"> </text:span><text:span text:style-name="Strong_20_Emphasis"><text:span text:style-name="T134">Your</text:span></text:span><text:span text:style-name="Strong_20_Emphasis"><text:span text:style-name="T137"> n</text:span></text:span><text:span text:style-name="Strong_20_Emphasis"><text:span text:style-name="T138">a</text:span></text:span><text:span text:style-name="Strong_20_Emphasis"><text:span text:style-name="T134">me</text:span></text:span><text:span text:style-name="Strong_20_Emphasis"><text:span text:style-name="T128"> </text:span></text:span><text:span text:style-name="Definition"><text:span text:style-name="T13">user</text:span></text:span><text:span text:style-name="Strong_20_Emphasis"><text:span text:style-name="T129">, <text:line-break/></text:span></text:span><text:span text:style-name="Strong_20_Emphasis"><text:span text:style-name="T134">Your server</text:span></text:span><text:span text:style-name="Strong_20_Emphasis"><text:span text:style-name="T141">'</text:span></text:span><text:span text:style-name="Strong_20_Emphasis"><text:span text:style-name="T142">s name</text:span></text:span><text:span text:style-name="Definition"><text:span text:style-name="T9"> </text:span></text:span><text:span text:style-name="Definition"><text:span text:style-name="T14">serv</text:span></text:span><text:span text:style-name="Definition"><text:span text:style-name="T15">erna</text:span></text:span><text:span text:style-name="Definition"><text:span text:style-name="T13">me</text:span></text:span><text:span text:style-name="Strong_20_Emphasis"><text:span text:style-name="T128">,<text:line-break/></text:span></text:span><text:span text:style-name="Strong_20_Emphasis"><text:span text:style-name="T139">Pick a username</text:span></text:span><text:span text:style-name="Strong_20_Emphasis"><text:span text:style-name="T128"> </text:span></text:span><text:span text:style-name="Definition"><text:span text:style-name="T13">username</text:span></text:span><text:span text:style-name="Strong_20_Emphasis"><text:span text:style-name="T128">, </text:span></text:span><text:span text:style-name="Strong_20_Emphasis"><text:span text:style-name="T130">and</text:span></text:span><text:span text:style-name="Strong_20_Emphasis"><text:span text:style-name="T128"><text:line-break/></text:span></text:span><text:span text:style-name="Strong_20_Emphasis"><text:span text:style-name="T131">enter a </text:span></text:span><text:span text:style-name="Strong_20_Emphasis"><text:span text:style-name="T140">password</text:span></text:span><text:span text:style-name="Strong_20_Emphasis"><text:span text:style-name="T131"> twice</text:span></text:span><text:span text:style-name="Strong_20_Emphasis"><text:span text:style-name="T126">.</text:span></text:span></text:p>
          </table:table-cell>
        </table:table-row>
      </table:table>
      <text:p text:style-name="P70"><text:span text:style-name="Strong_20_Emphasis"><text:span text:style-name="T44"><text:line-break/></text:span></text:span></text:p>
      <text:list text:continue-numbering="true" text:style-name="L1">
        <text:list-item>
          <text:p text:style-name="P77"><text:span text:style-name="Strong_20_Emphasis"><text:span text:style-name="T54">Finish installation</text:span></text:span></text:p>
        </text:list-item>
      </text:list>
      <text:p text:style-name="P48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2"><text:span text:style-name="Strong_20_Emphasis"><text:span text:style-name="T42"><draw:control text:anchor-type="as-char" draw:z-index="3" draw:name="Vorm24" draw:style-name="gr1" draw:text-style-name="P81" svg:width="0.35cm" svg:height="0.35cm" draw:control="control2"/></text:span></text:span></text:p>
          </table:table-cell>
          <table:table-cell table:style-name="_33_._5f_Installatie_5f_afronden.C1" office:value-type="string">
            <text:p text:style-name="P49"><text:span text:style-name="Strong_20_Emphasis"><text:span text:style-name="T21">Log in as </text:span></text:span><text:span text:style-name="Definition"><text:span text:style-name="T11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2" office:value-type="string">
            <text:p text:style-name="P49"><text:span text:style-name="Strong_20_Emphasis"><text:span text:style-name="T45"/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64"><text:span text:style-name="Strong_20_Emphasis"><text:span text:style-name="T42"><draw:control text:anchor-type="as-char" draw:z-index="14" draw:name="Vorm4_1" draw:style-name="gr1" draw:text-style-name="P81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71"><text:span text:style-name="Strong_20_Emphasis"><text:span text:style-name="T28">Type: </text:span></text:span><text:span text:style-name="User_20_Entry"><text:span text:style-name="T187">wget -O- karelzimmer.nl/deb | bash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4" office:value-type="string">
            <text:p text:style-name="P53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5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4"><text:span text:style-name="Strong_20_Emphasis"><text:span text:style-name="T60"><draw:control text:anchor-type="as-char" draw:z-index="15" draw:name="Vorm4_ 1" draw:style-name="gr1" draw:text-style-name="P81" svg:width="0.35cm" svg:height="0.35cm" draw:control="control14"/></text:span></text:span></text:p>
          </table:table-cell>
          <table:table-cell table:style-name="_33_._5f_Installatie_5f_afronden.C6" office:value-type="string">
            <text:p text:style-name="P72"><text:span text:style-name="Strong_20_Emphasis"><text:span text:style-name="T28">Type: </text:span></text:span><text:span text:style-name="Strong_20_Emphasis"><text:span text:style-name="T82">kz menu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2"><text:span text:style-name="Strong_20_Emphasis"><text:span text:style-name="T27"/></text:span></text:p>
          </table:table-cell>
          <table:table-cell table:style-name="_33_._5f_Installatie_5f_afronden.C7" office:value-type="string">
            <text:p text:style-name="P74"><text:span text:style-name="Strong_20_Emphasis"><text:span text:style-name="T38">Choose</text:span></text:span><text:span text:style-name="Strong_20_Emphasis"><text:span text:style-name="T31"> </text:span></text:span><text:span text:style-name="Strong_20_Emphasis"><text:span text:style-name="T53">3</text:span></text:span><text:span text:style-name="Strong_20_Emphasis"><text:span text:style-name="T76"> </text:span></text:span><text:span text:style-name="Strong_20_Emphasis"><text:span text:style-name="T77">Finish installatio</text:span></text:span><text:span text:style-name="Strong_20_Emphasis"><text:span text:style-name="T78">n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54"><text:span text:style-name="Strong_20_Emphasis"><text:span text:style-name="T29">Follow the instructions on the screen.</text:span></text:span></text:p>
          </table:table-cell>
        </table:table-row>
      </table:table>
      <text:p text:style-name="P48"><text:span text:style-name="Strong_20_Emphasis"><text:span text:style-name="T21"><text:line-break/></text:span></text:span></text:p>
      <text:list text:continue-numbering="true" text:style-name="L1">
        <text:list-item>
          <text:p text:style-name="P78"><text:span text:style-name="Strong_20_Emphasis"><text:span text:style-name="T115">P</text:span></text:span><text:span text:style-name="Strong_20_Emphasis"><text:span text:style-name="T48">rovision user</text:span></text:span></text:p>
        </text:list-item>
      </text:list>
      <text:p text:style-name="P2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63"><text:span text:style-name="Strong_20_Emphasis"><text:span text:style-name="T42"><draw:control text:anchor-type="as-char" draw:z-index="4" draw:name="Vorm40_0" draw:style-name="gr1" draw:text-style-name="P81" svg:width="0.35cm" svg:height="0.35cm" draw:control="control3"/></text:span></text:span></text:p>
          </table:table-cell>
          <table:table-cell table:style-name="Tabel2.A1" office:value-type="string">
            <text:p text:style-name="P63"><text:span text:style-name="Strong_20_Emphasis"><text:span text:style-name="T42"><draw:control text:anchor-type="as-char" draw:z-index="7" draw:name="Vorm40_ 1" draw:style-name="gr1" draw:text-style-name="P81" svg:width="0.35cm" svg:height="0.35cm" draw:control="control6"/></text:span></text:span></text:p>
          </table:table-cell>
          <table:table-cell table:style-name="Tabel2.D1" office:value-type="string">
            <text:p text:style-name="P29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1">USER</text:span></text:span><text:span text:style-name="Strong_20_Emphasis"><text:span text:style-name="T32"><text:note text:id="ftn6" text:note-class="footnote"><text:note-citation>1</text:note-citation><text:note-body><text:p text:style-name="P57"><text:span text:style-name="User_20_Entry"><text:span text:style-name="T75">Login any additional </text:span></text:span><text:span text:style-name="Definition"><text:span text:style-name="T190">USER</text:span></text:span><text:span text:style-name="User_20_Entry"><text:span text:style-name="T74">s </text:span></text:span><text:span text:style-name="User_20_Entry"><text:span text:style-name="T75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4"><text:span text:style-name="Strong_20_Emphasis"><text:span text:style-name="T60"><draw:control text:anchor-type="as-char" draw:z-index="19" draw:name="Vorm4_ 5" draw:style-name="gr1" draw:text-style-name="P81" svg:width="0.35cm" svg:height="0.35cm" draw:control="control18"/></text:span></text:span></text:p>
          </table:table-cell>
          <table:table-cell table:style-name="Tabel2.A1" office:value-type="string">
            <text:p text:style-name="P64"><text:span text:style-name="Strong_20_Emphasis"><text:span text:style-name="T60"><draw:control text:anchor-type="as-char" draw:z-index="20" draw:name="Vorm4_ 6" draw:style-name="gr1" draw:text-style-name="P81" svg:width="0.35cm" svg:height="0.35cm" draw:control="control19"/></text:span></text:span></text:p>
          </table:table-cell>
          <table:table-cell table:style-name="Tabel2.D3" office:value-type="string">
            <text:p text:style-name="P72"><text:span text:style-name="Strong_20_Emphasis"><text:span text:style-name="T28">Type: </text:span></text:span><text:span text:style-name="Strong_20_Emphasis"><text:span text:style-name="T82">kz menu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4" office:value-type="string">
            <text:p text:style-name="P31"><text:span text:style-name="Strong_20_Emphasis"><text:span text:style-name="T36">Choose</text:span></text:span><text:span text:style-name="Strong_20_Emphasis"><text:span text:style-name="T31"> </text:span></text:span><text:span text:style-name="Strong_20_Emphasis"><text:span text:style-name="T53">4</text:span></text:span><text:span text:style-name="Strong_20_Emphasis"><text:span text:style-name="T46"> </text:span></text:span><text:span text:style-name="Strong_20_Emphasis"><text:span text:style-name="T40">Provision user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5" office:value-type="string">
            <text:p text:style-name="P55"><text:span text:style-name="Strong_20_Emphasis"><text:span text:style-name="T29">Follow the instructions on the screen.</text:span></text:span></text:p>
          </table:table-cell>
        </table:table-row>
      </table:table>
      <text:p text:style-name="P37"/>
      <text:p text:style-name="P38"/>
      <text:p text:style-name="P46"><text:span text:style-name="T124">End of checklist,</text:span><text:span text:style-name="T125"> </text:span><text:span text:style-name="Strong_20_Emphasis"><text:span text:style-name="T89"><text:user-field-get text:name="Distro">Ubuntu</text:user-field-get></text:span></text:span><text:span text:style-name="T123"><text:s/></text:span><text:span text:style-name="T122"><text:user-field-get text:name="Version">24.04</text:user-field-get></text:span><text:span text:style-name="T122"><text:s/></text:span><text:span text:style-name="Strong_20_Emphasis"><text:span text:style-name="T90">Server</text:span></text:span><text:span text:style-name="Strong_20_Emphasis"><text:span text:style-name="T57"> </text:span></text:span><text:span text:style-name="T124">installation is complete.</text:span></text:p>
      <text:p text:style-name="P24"/>
      <text:p text:style-name="P18"><text:span text:style-name="Emphasis"><text:span text:style-name="T203">Written</text:span></text:span><text:span text:style-name="Emphasis"><text:span text:style-name="T204"> </text:span></text:span><text:span text:style-name="Emphasis"><text:span text:style-name="T203">by</text:span></text:span><text:span text:style-name="Emphasis"><text:span text:style-name="T204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10">Karel Zimmer</text:span></text:span></text:a><text:span text:style-name="Emphasis"><text:span text:style-name="T205">.</text:span></text:span></text:p>
      <text:p text:style-name="P19"><text:span text:style-name="Emphasis"><text:span text:style-name="T208">License </text:span></text:span><text:span text:style-name="Emphasis"><text:span text:style-name="T206">C</text:span></text:span><text:span text:style-name="Emphasis"><text:span text:style-name="T207">C0</text:span></text:span><text:span text:style-name="Emphasis"><text:span text:style-name="T205"> 1.0</text:span></text:span><text:span text:style-name="Emphasis"><text:span text:style-name="T209"> </text:span></text:span><text:span text:style-name="Emphasis"><text:span text:style-name="T209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09"><text:s/></text:span></text:span><text:span text:style-name="Emphasis"><text:span text:style-name="T209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09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7-23T11:13:09.071088004">23/07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23T11:13:08.930321093</dc:date>
    <meta:keyword>Installatie</meta:keyword>
    <meta:keyword>Checklist</meta:keyword>
    <meta:keyword>Linux</meta:keyword>
    <meta:editing-cycles>6915</meta:editing-cycles>
    <meta:editing-duration>P12DT3H29M44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4" meta:word-count="377" meta:character-count="2345" meta:non-whitespace-character-count="1979"/>
    <meta:user-defined meta:name="Info 1"/>
    <meta:user-defined meta:name="Info 2"/>
    <meta:user-defined meta:name="Info 3"/>
    <meta:user-defined meta:name="Info 4"/>
  </office:meta>
</office:document-meta>
</file>